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57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2.1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Debit (Rs.)</text:p>
          </table:table-cell>
          <table:table-cell table:style-name="ce5" office:value-type="string" calcext:value-type="string">
            <text:p>Credit (Rs.)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Advance Consulting Fees A/c</text:p>
          </table:table-cell>
          <table:table-cell/>
          <table:table-cell table:formula="of:=['file:///home/manish/Batches/ONLITS1901/Tally/UBS_Ledger.ods'#$'Advance Consulting Fees'.D11]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conditioner A/c</text:p>
          </table:table-cell>
          <table:table-cell table:formula="of:=['file:///home/manish/Batches/ONLITS1901/Tally/UBS_Ledger.ods'#$'Air Conditioner'.H6]" office:value-type="float" office:value="20000" calcext:value-type="float">
            <text:p>2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</text:p>
          </table:table-cell>
          <table:table-cell table:formula="of:=['file:///home/manish/Batches/ONLITS1901/Tally/UBS_Ledger.ods'#$Cash.H9]" office:value-type="float" office:value="116250" calcext:value-type="float">
            <text:p>116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 Phone A/c</text:p>
          </table:table-cell>
          <table:table-cell table:formula="of:=['file:///home/manish/Batches/ONLITS1901/Tally/UBS_Ledger.ods'#$'Cell Phone'.H6]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 A/c</text:p>
          </table:table-cell>
          <table:table-cell table:formula="of:=['file:///home/manish/Batches/ONLITS1901/Tally/UBS_Ledger.ods'#$Computer.H6]" office:value-type="float" office:value="22500" calcext:value-type="float">
            <text:p>2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ings A/c</text:p>
          </table:table-cell>
          <table:table-cell table:formula="of:=['file:///home/manish/Batches/ONLITS1901/Tally/UBS_Ledger.ods'#$Drawings.H6]" office:value-type="float" office:value="7500" calcext:value-type="float">
            <text:p>7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Fittings A/c</text:p>
          </table:table-cell>
          <table:table-cell table:formula="of:=['file:///home/manish/Batches/ONLITS1901/Tally/UBS_Ledger.ods'#$'Electrical Fittings'.H6]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iture A/c</text:p>
          </table:table-cell>
          <table:table-cell table:formula="of:=['file:///home/manish/Batches/ONLITS1901/Tally/UBS_Ledger.ods'#$Furniture.H6]" office:value-type="float" office:value="20000" calcext:value-type="float">
            <text:p>2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 House A/c</text:p>
          </table:table-cell>
          <table:table-cell/>
          <table:table-cell table:formula="of:=['file:///home/manish/Batches/ONLITS1901/Tally/UBS_Ledger.ods'#$'Global House'.D11]"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FC Bank A/c</text:p>
          </table:table-cell>
          <table:table-cell table:formula="of:=['file:///home/manish/Batches/ONLITS1901/Tally/UBS_Ledger.ods'#$'HDFC Bank'.H10]" office:value-type="float" office:value="89000" calcext:value-type="float">
            <text:p>89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k and Paper Publishers A/c</text:p>
          </table:table-cell>
          <table:table-cell/>
          <table:table-cell table:formula="of:=['file:///home/manish/Batches/ONLITS1901/Tally/UBS_Ledger.ods'#$'Ink and Paper Publishers'.D11]"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dini Kapur A/c</text:p>
          </table:table-cell>
          <table:table-cell/>
          <table:table-cell table:formula="of:=['file:///home/manish/Batches/ONLITS1901/Tally/UBS_Ledger.ods'#$'Nandini Kapur Capital'.D5]" office:value-type="float" office:value="300000" calcext:value-type="float">
            <text:p>3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ice Maintenance A/c</text:p>
          </table:table-cell>
          <table:table-cell table:formula="of:=['file:///home/manish/Batches/ONLITS1901/Tally/UBS_Ledger.ods'#$'Office Maintenance'.H6]" office:value-type="float" office:value="750" calcext:value-type="float">
            <text:p>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y Deposit A/c</text:p>
          </table:table-cell>
          <table:table-cell table:formula="of:=['file:///home/manish/Batches/ONLITS1901/Tally/UBS_Ledger.ods'#$'Security Deposit'.H6]" office:value-type="float" office:value="28000" calcext:value-type="float">
            <text:p>2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onery A/c</text:p>
          </table:table-cell>
          <table:table-cell table:formula="of:=['file:///home/manish/Batches/ONLITS1901/Tally/UBS_Ledger.ods'#$Stationery.H6]" office:value-type="float" office:value="18500" calcext:value-type="float">
            <text:p>185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16])" office:value-type="float" office:value="343500" calcext:value-type="float">
            <text:p>343500</text:p>
          </table:table-cell>
          <table:table-cell table:style-name="ce3" table:formula="of:=SUM([.C2:.C16])" office:value-type="float" office:value="343500" calcext:value-type="float">
            <text:p>343500</text:p>
          </table:table-cell>
          <table:table-cell table:style-name="ce4" table:number-columns-repeated="1021"/>
        </table:table-row>
      </table:table>
      <table:table table:name="April04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Particulars</text:p>
          </table:table-cell>
          <table:table-cell table:style-name="ce3" office:value-type="string" calcext:value-type="string">
            <text:p>Debit (Rs.)</text:p>
          </table:table-cell>
          <table:table-cell table:style-name="ce3" office:value-type="string" calcext:value-type="string">
            <text:p>Credit (Rs.)</text:p>
          </table:table-cell>
        </table:table-row>
        <table:table-row table:style-name="ro1">
          <table:table-cell office:value-type="string" calcext:value-type="string">
            <text:p>Advance Consulting Fees A/c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Airconditioner A/c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16250" calcext:value-type="float">
            <text:p>116250</text:p>
          </table:table-cell>
          <table:table-cell/>
        </table:table-row>
        <table:table-row table:style-name="ro1">
          <table:table-cell office:value-type="string" calcext:value-type="string">
            <text:p>Cell Phone A/c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Computer A/c</text:p>
          </table:table-cell>
          <table:table-cell office:value-type="float" office:value="22500" calcext:value-type="float">
            <text:p>22500</text:p>
          </table:table-cell>
          <table:table-cell/>
        </table:table-row>
        <table:table-row table:style-name="ro1">
          <table:table-cell office:value-type="string" calcext:value-type="string">
            <text:p>Drawings A/c</text:p>
          </table:table-cell>
          <table:table-cell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string" calcext:value-type="string">
            <text:p>Electrical Fittings A/c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Furniture A/c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Global House A/c</text:p>
          </table:table-cell>
          <table:table-cell/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HDFC Bank A/c</text:p>
          </table:table-cell>
          <table:table-cell office:value-type="float" office:value="89000" calcext:value-type="float">
            <text:p>89000</text:p>
          </table:table-cell>
          <table:table-cell/>
        </table:table-row>
        <table:table-row table:style-name="ro1">
          <table:table-cell office:value-type="string" calcext:value-type="string">
            <text:p>Ink and Paper Publishers A/c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Nandini Kapur A/c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Office Maintenance A/c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Security Deposit A/c</text:p>
          </table:table-cell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Stationery A/c</text:p>
          </table:table-cell>
          <table:table-cell office:value-type="float" office:value="18500" calcext:value-type="float">
            <text:p>185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2" table:style-name="ce3" office:value-type="float" office:value="343500" calcext:value-type="float">
            <text:p>343500</text:p>
          </table:table-cell>
        </table:table-row>
      </table:table>
      <table:table table:name="May04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table table:name="'file:///home/manish/Batches/ONLITS1901/Tally/UBS_Ledger.ods'#Nandini Kapur Capital" table:print="false" table:style-name="ta_extref">
        <table:table-source xlink:type="simple" xlink:href="../UBS_Ledger.ods" table:table-name="Nandini Kapur Capital" table:filter-name="calc8" table:mode="copy-results-only"/>
        <table:table-column table:number-columns-repeated="4"/>
        <table:table-row table:number-rows-repeated="4">
          <table:table-cell table:number-columns-repeated="4"/>
        </table:table-row>
        <table:table-row>
          <table:table-cell table:number-columns-repeated="3"/>
          <table:table-cell table:style-name="ce1" office:value-type="float" office:value="300000">
            <text:p>300000</text:p>
          </table:table-cell>
        </table:table-row>
      </table:table>
      <table:table table:name="'file:///home/manish/Batches/ONLITS1901/Tally/UBS_Ledger.ods'#Cash" table:print="false" table:style-name="ta_extref">
        <table:table-source xlink:type="simple" xlink:href="../UBS_Ledger.ods" table:table-name="Cash" table:filter-name="calc8" table:mode="copy-results-only"/>
        <table:table-column table:number-columns-repeated="8"/>
        <table:table-row table:number-rows-repeated="8">
          <table:table-cell table:number-columns-repeated="8"/>
        </table:table-row>
        <table:table-row>
          <table:table-cell table:number-columns-repeated="7"/>
          <table:table-cell table:style-name="ce1" office:value-type="float" office:value="116250">
            <text:p>116250</text:p>
          </table:table-cell>
        </table:table-row>
      </table:table>
      <table:table table:name="'file:///home/manish/Batches/ONLITS1901/Tally/UBS_Ledger.ods'#HDFC Bank" table:print="false" table:style-name="ta_extref">
        <table:table-source xlink:type="simple" xlink:href="../UBS_Ledger.ods" table:table-name="HDFC Bank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15000">
            <text:p>15000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1" office:value-type="float" office:value="89000">
            <text:p>89000</text:p>
          </table:table-cell>
        </table:table-row>
      </table:table>
      <table:table table:name="'file:///home/manish/Batches/ONLITS1901/Tally/UBS_Ledger.ods'#Computer" table:print="false" table:style-name="ta_extref">
        <table:table-source xlink:type="simple" xlink:href="../UBS_Ledger.ods" table:table-name="Computer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22500">
            <text:p>22500</text:p>
          </table:table-cell>
        </table:table-row>
      </table:table>
      <table:table table:name="'file:///home/manish/Batches/ONLITS1901/Tally/UBS_Ledger.ods'#Security Deposit" table:print="false" table:style-name="ta_extref">
        <table:table-source xlink:type="simple" xlink:href="../UBS_Ledger.ods" table:table-name="Security Deposit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28000">
            <text:p>28000</text:p>
          </table:table-cell>
        </table:table-row>
      </table:table>
      <table:table table:name="'file:///home/manish/Batches/ONLITS1901/Tally/UBS_Ledger.ods'#Cell Phone" table:print="false" table:style-name="ta_extref">
        <table:table-source xlink:type="simple" xlink:href="../UBS_Ledger.ods" table:table-name="Cell Phone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6000">
            <text:p>6000</text:p>
          </table:table-cell>
        </table:table-row>
      </table:table>
      <table:table table:name="'file:///home/manish/Batches/ONLITS1901/Tally/UBS_Ledger.ods'#Furniture" table:print="false" table:style-name="ta_extref">
        <table:table-source xlink:type="simple" xlink:href="../UBS_Ledger.ods" table:table-name="Furniture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20000">
            <text:p>20000</text:p>
          </table:table-cell>
        </table:table-row>
      </table:table>
      <table:table table:name="'file:///home/manish/Batches/ONLITS1901/Tally/UBS_Ledger.ods'#Air Conditioner" table:print="false" table:style-name="ta_extref">
        <table:table-source xlink:type="simple" xlink:href="../UBS_Ledger.ods" table:table-name="Air Conditioner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20000">
            <text:p>20000</text:p>
          </table:table-cell>
        </table:table-row>
      </table:table>
      <table:table table:name="'file:///home/manish/Batches/ONLITS1901/Tally/UBS_Ledger.ods'#Electrical Fittings" table:print="false" table:style-name="ta_extref">
        <table:table-source xlink:type="simple" xlink:href="../UBS_Ledger.ods" table:table-name="Electrical Fittings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15000">
            <text:p>15000</text:p>
          </table:table-cell>
        </table:table-row>
      </table:table>
      <table:table table:name="'file:///home/manish/Batches/ONLITS1901/Tally/UBS_Ledger.ods'#Stationery" table:print="false" table:style-name="ta_extref">
        <table:table-source xlink:type="simple" xlink:href="../UBS_Ledger.ods" table:table-name="Stationery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18500">
            <text:p>18500</text:p>
          </table:table-cell>
        </table:table-row>
      </table:table>
      <table:table table:name="'file:///home/manish/Batches/ONLITS1901/Tally/UBS_Ledger.ods'#Global House" table:print="false" table:style-name="ta_extref">
        <table:table-source xlink:type="simple" xlink:href="../UBS_Ledger.ods" table:table-name="Global House" table:filter-name="calc8" table:mode="copy-results-only"/>
        <table:table-column table:number-columns-repeated="4"/>
        <table:table-row table:number-rows-repeated="10">
          <table:table-cell table:number-columns-repeated="4"/>
        </table:table-row>
        <table:table-row>
          <table:table-cell table:number-columns-repeated="3"/>
          <table:table-cell table:style-name="ce1" office:value-type="float" office:value="12500">
            <text:p>12500</text:p>
          </table:table-cell>
        </table:table-row>
      </table:table>
      <table:table table:name="'file:///home/manish/Batches/ONLITS1901/Tally/UBS_Ledger.ods'#Advance Consulting Fees" table:print="false" table:style-name="ta_extref">
        <table:table-source xlink:type="simple" xlink:href="../UBS_Ledger.ods" table:table-name="Advance Consulting Fees" table:filter-name="calc8" table:mode="copy-results-only"/>
        <table:table-column table:number-columns-repeated="4"/>
        <table:table-row table:number-rows-repeated="10">
          <table:table-cell table:number-columns-repeated="4"/>
        </table:table-row>
        <table:table-row>
          <table:table-cell table:number-columns-repeated="3"/>
          <table:table-cell table:style-name="ce1" office:value-type="float" office:value="25000">
            <text:p>25000</text:p>
          </table:table-cell>
        </table:table-row>
      </table:table>
      <table:table table:name="'file:///home/manish/Batches/ONLITS1901/Tally/UBS_Ledger.ods'#Ink and Paper Publishers" table:print="false" table:style-name="ta_extref">
        <table:table-source xlink:type="simple" xlink:href="../UBS_Ledger.ods" table:table-name="Ink and Paper Publishers" table:filter-name="calc8" table:mode="copy-results-only"/>
        <table:table-column table:number-columns-repeated="4"/>
        <table:table-row table:number-rows-repeated="10">
          <table:table-cell table:number-columns-repeated="4"/>
        </table:table-row>
        <table:table-row>
          <table:table-cell table:number-columns-repeated="3"/>
          <table:table-cell table:style-name="ce1" office:value-type="float" office:value="6000">
            <text:p>6000</text:p>
          </table:table-cell>
        </table:table-row>
      </table:table>
      <table:table table:name="'file:///home/manish/Batches/ONLITS1901/Tally/UBS_Ledger.ods'#Drawings" table:print="false" table:style-name="ta_extref">
        <table:table-source xlink:type="simple" xlink:href="../UBS_Ledger.ods" table:table-name="Drawings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7500">
            <text:p>7500</text:p>
          </table:table-cell>
        </table:table-row>
      </table:table>
      <table:table table:name="'file:///home/manish/Batches/ONLITS1901/Tally/UBS_Ledger.ods'#Office Maintenance" table:print="false" table:style-name="ta_extref">
        <table:table-source xlink:type="simple" xlink:href="../UBS_Ledger.ods" table:table-name="Office Maintenance" table:filter-name="calc8" table:mode="copy-results-only"/>
        <table:table-column table:number-columns-repeated="8"/>
        <table:table-row table:number-rows-repeated="5">
          <table:table-cell table:number-columns-repeated="8"/>
        </table:table-row>
        <table:table-row>
          <table:table-cell table:number-columns-repeated="7"/>
          <table:table-cell table:style-name="ce1" office:value-type="float" office:value="750">
            <text:p>750</text:p>
          </table:table-cell>
        </table:table-row>
      </table:table>
      <table:named-expressions/>
      <table:database-ranges>
        <table:database-range table:name="__Anonymous_Sheet_DB__0" table:target-range-address="Master.A2:Master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5:43:01.959199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0-09-01T15:29:45.011450335</meta:creation-date>
    <dc:date>2020-10-15T15:46:17.198645764</dc:date>
    <dc:creator>Manish Kumar Mishra</dc:creator>
    <meta:editing-duration>PT2H3M52S</meta:editing-duration>
    <meta:editing-cycles>31</meta:editing-cycles>
    <meta:generator>LibreOffice/6.4.6.2$Linux_X86_64 LibreOffice_project/40$Build-2</meta:generator>
    <meta:document-statistic meta:table-count="3" meta:cell-count="72" meta:object-count="0"/>
  </office:meta>
</office:document-meta>
</file>